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ksaman" officeooo:rsid="00179229" officeooo:paragraph-rsid="00179229"/>
    </style:style>
    <style:style style:name="P2" style:family="paragraph" style:parent-style-name="Standard">
      <style:paragraph-properties fo:text-align="center" style:justify-single-word="false"/>
      <style:text-properties style:font-name="Laksaman" officeooo:rsid="00179229" officeooo:paragraph-rsid="001bfc0f"/>
    </style:style>
    <style:style style:name="P3" style:family="paragraph" style:parent-style-name="Standard">
      <style:text-properties style:font-name="Laksaman" officeooo:rsid="00179229" officeooo:paragraph-rsid="001b9616"/>
    </style:style>
    <style:style style:name="P4" style:family="paragraph" style:parent-style-name="Standard" style:list-style-name="L3">
      <style:text-properties style:font-name="Laksaman" officeooo:rsid="00179229" officeooo:paragraph-rsid="00179229"/>
    </style:style>
    <style:style style:name="P5" style:family="paragraph" style:parent-style-name="Standard">
      <style:text-properties style:font-name="Laksaman" officeooo:rsid="00179229" officeooo:paragraph-rsid="001bfc0f"/>
    </style:style>
    <style:style style:name="P6" style:family="paragraph" style:parent-style-name="Standard">
      <style:text-properties style:font-name="Laksaman" fo:font-weight="bold" officeooo:rsid="00179229" officeooo:paragraph-rsid="00179229" style:font-weight-asian="bold" style:font-weight-complex="bold"/>
    </style:style>
    <style:style style:name="P7" style:family="paragraph" style:parent-style-name="Standard" style:list-style-name="L1">
      <style:text-properties style:font-name="Laksaman" fo:font-weight="normal" officeooo:rsid="00179229" officeooo:paragraph-rsid="00179229" style:font-weight-asian="normal" style:font-weight-complex="normal"/>
    </style:style>
    <style:style style:name="P8" style:family="paragraph" style:parent-style-name="Standard">
      <style:text-properties style:font-name="Laksaman" fo:font-weight="normal" officeooo:rsid="00179229" officeooo:paragraph-rsid="00179229" style:font-weight-asian="normal" style:font-weight-complex="normal"/>
    </style:style>
    <style:style style:name="P9" style:family="paragraph" style:parent-style-name="Standard" style:list-style-name="L2">
      <style:text-properties style:font-name="Laksaman" fo:font-weight="normal" officeooo:rsid="00179229" officeooo:paragraph-rsid="00179229" style:font-weight-asian="normal" style:font-weight-complex="normal"/>
    </style:style>
    <style:style style:name="P10" style:family="paragraph" style:parent-style-name="Standard">
      <style:text-properties style:font-name="Laksaman" officeooo:rsid="001b9616" officeooo:paragraph-rsid="001b9616"/>
    </style:style>
    <style:style style:name="P11" style:family="paragraph" style:parent-style-name="Standard">
      <style:text-properties officeooo:paragraph-rsid="001b9616"/>
    </style:style>
    <style:style style:name="P12" style:family="paragraph" style:parent-style-name="Standard">
      <style:text-properties fo:font-weight="bold" officeooo:paragraph-rsid="001b9616" style:font-weight-asian="bold" style:font-weight-complex="bold"/>
    </style:style>
    <style:style style:name="P13" style:family="paragraph" style:parent-style-name="Standard" style:list-style-name="L3">
      <style:text-properties officeooo:paragraph-rsid="001b9616"/>
    </style:style>
    <style:style style:name="P14" style:family="paragraph" style:parent-style-name="Standard" style:list-style-name="L3">
      <style:text-properties officeooo:paragraph-rsid="00179229"/>
    </style:style>
    <style:style style:name="P15" style:family="paragraph" style:parent-style-name="Standard">
      <style:paragraph-properties fo:break-before="page"/>
      <style:text-properties style:font-name="Laksaman" fo:font-weight="normal" officeooo:rsid="00179229" officeooo:paragraph-rsid="00179229" style:font-weight-asian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aksaman" officeooo:rsid="00179229" officeooo:paragraph-rsid="00179229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aksaman" officeooo:rsid="00179229" officeooo:paragraph-rsid="001b9616"/>
    </style:style>
    <style:style style:name="T1" style:family="text">
      <style:text-properties officeooo:rsid="001792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aksaman" officeooo:rsid="00179229"/>
    </style:style>
    <style:style style:name="T4" style:family="text">
      <style:text-properties style:font-name="Laksaman" fo:font-weight="normal" officeooo:rsid="001b9616" style:font-weight-asian="normal" style:font-weight-complex="normal"/>
    </style:style>
    <style:style style:name="T5" style:family="text">
      <style:text-properties style:font-name="Laksaman" officeooo:rsid="001b9616"/>
    </style:style>
    <style:style style:name="T6" style:family="text">
      <style:text-properties style:font-name="Laksaman" officeooo:rsid="001bfc0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9f532"/>
    </style:style>
    <style:style style:name="T9" style:family="text">
      <style:text-properties officeooo:rsid="001b9616"/>
    </style:style>
    <style:style style:name="T10" style:family="text">
      <style:text-properties officeooo:rsid="001bfc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itle">2-APP-I01-A</text:p>
      <text:p text:style-name="Title">ZLP</text:p>
      <text:p text:style-name="P1"/>
      <text:p text:style-name="P1"/>
      <text:p text:style-name="P1"/>
      <text:p text:style-name="P1"/>
      <text:p text:style-name="P1"/>
      <text:p text:style-name="Subtitle">Examen – <text:span text:style-name="T1">Jeu de devinettes</text:span></text:p>
      <text:p text:style-name="P15">Après le travail préparatoire effectué en cours :</text:p>
      <text:p text:style-name="P8"/>
      <text:list xml:id="list2543724321" text:style-name="L1">
        <text:list-item>
          <text:p text:style-name="P7">Générer et afficher un nombre aléatoire entre des bornes</text:p>
        </text:list-item>
        <text:list-item>
          <text:p text:style-name="P7">Tester le nombre et afficher des messages idoines</text:p>
        </text:list-item>
        <text:list-item>
          <text:p text:style-name="P7">Essayer de deviner le nombre en une fois</text:p>
        </text:list-item>
        <text:list-item>
          <text:p text:style-name="P7">Demander à l'utilisateur les bornes du nombre à deviner</text:p>
        </text:list-item>
        <text:list-item>
          <text:p text:style-name="P7">Afficher le nombre mystère dans la console</text:p>
        </text:list-item>
        <text:list-item>
          <text:p text:style-name="P7">Créer une boucle de jeu jusqu'à ce le joueur trouve le nombre</text:p>
        </text:list-item>
      </text:list>
      <text:p text:style-name="P6"/>
      <text:p text:style-name="P8">Vous devez aujourd'hui implémenter les fonctions suivantes, chacune illustrant les fondamentaux de la programmation</text:p>
      <text:p text:style-name="P8"/>
      <text:list xml:id="list1891197166" text:style-name="L2">
        <text:list-item>
          <text:p text:style-name="P9">Stocker</text:p>
        </text:list-item>
        <text:list-item>
          <text:p text:style-name="P9">Transformer</text:p>
        </text:list-item>
        <text:list-item>
          <text:p text:style-name="P9">Interagrir</text:p>
        </text:list-item>
        <text:list-item>
          <text:p text:style-name="P9">Tester</text:p>
        </text:list-item>
        <text:list-item>
          <text:p text:style-name="P9">Répéter</text:p>
        </text:list-item>
      </text:list>
      <text:p text:style-name="P6"/>
      <text:p text:style-name="P12"><text:span text:style-name="T5"/></text:p>
      <text:p text:style-name="P6"/>
      <text:p text:style-name="P6">1. Afficher les bornes du nombre dans le prompt<text:tab/><text:tab/><text:tab/><text:tab/>2/20</text:p>
      <text:p text:style-name="P1"/>
      <text:p text:style-name="P1">"Devinez le nombre" devient "Devinez un nombre entre 1 et 100", si 1 et 100 ont été entré comme valeur min/max</text:p>
      <text:p text:style-name="P1"/>
      <text:p text:style-name="P1"/>
      <text:p text:style-name="P6">2. Afficher une aide au jeu<text:tab/><text:tab/><text:tab/><text:tab/><text:tab/><text:tab/><text:tab/><text:tab/>4/20</text:p>
      <text:p text:style-name="P6"/>
      <text:p text:style-name="P5">Si le joueur propose un nombre trop petit, le programme indiquera </text:p>
      <text:p text:style-name="P2"><text:span text:style-name="T7">"Le nombre mystère est plus grand"</text:span></text:p>
      <text:p text:style-name="P2"><text:span text:style-name="T7"/></text:p>
      <text:p text:style-name="P5">Si le joueur propose un nombre trop grand, le programme indiquera </text:p>
      <text:p text:style-name="P2"><text:span text:style-name="T7">"Le nombre mystère est plus petit"</text:span></text:p>
      <text:p text:style-name="P1"/>
      <text:p text:style-name="P1"/>
      <text:p text:style-name="P6"><text:soft-page-break/>3. Afficher les nouvelles bornes lors de chaque proposition<text:tab/><text:tab/><text:tab/>4/20</text:p>
      <text:p text:style-name="P1"/>
      <text:p text:style-name="P1">Posons l<text:span text:style-name="T9">e scénario</text:span> suivant:</text:p>
      <text:p text:style-name="P1"/>
      <text:p text:style-name="P16">Les valeurs min et max sont 1 et 100,</text:p>
      <text:p text:style-name="P16">Le nombre mystère est 34,</text:p>
      <text:p text:style-name="P16">Le programme écrit <text:span text:style-name="T7">"Devinez un nombre entre 1 et 100"</text:span></text:p>
      <text:p text:style-name="P16">Le joueur propose 58,</text:p>
      <text:p text:style-name="P17">Le programme lui indiquera que le nombre mystère est plus petit, </text:p>
      <text:p text:style-name="P3"/>
      <text:p text:style-name="P3"><text:span text:style-name="T9">L</text:span>a prochaine boite de dialogue écrira <text:span text:style-name="T7">"Devinez un nombre entre 1 et 58".</text:span></text:p>
      <text:p text:style-name="P1">Si le joueur propose 10, le prochain message sera <text:span text:style-name="T7">"Devinez un nombre entre 10 et 58"</text:span></text:p>
      <text:p text:style-name="P1"/>
      <text:p text:style-name="P1"/>
      <text:p text:style-name="P6">4. Limiter le nombre d'essais<text:tab/><text:tab/><text:tab/><text:tab/><text:tab/><text:tab/><text:tab/><text:tab/>6/20</text:p>
      <text:p text:style-name="P1"/>
      <text:p text:style-name="P3">Le programme demandera, en plus des bornes minimum et maximum, un nombre d'essais <text:span text:style-name="T8">maximum</text:span>. </text:p>
      <text:p text:style-name="P11"><text:span text:style-name="T3">Le joueur doit </text:span><text:span text:style-name="T5">alors deviner </text:span><text:span text:style-name="T3">le nombre mystère avant que le nombre d'essais soit dépassés, sinon il a perdu.</text:span></text:p>
      <text:p text:style-name="P1"/>
      <text:p text:style-name="P1"/>
      <text:p text:style-name="P1"/>
      <text:p text:style-name="P6">5. Nettoyer, commenter et indenter le code <text:tab/><text:tab/><text:tab/><text:tab/><text:tab/>4/20</text:p>
      <text:p text:style-name="P6"/>
      <text:list xml:id="list1165686212" text:style-name="L3">
        <text:list-item>
          <text:p text:style-name="P4">Retire<text:span text:style-name="T9">z</text:span> toutes les variables et expressions qui sont inutiles</text:p>
        </text:list-item>
        <text:list-item>
          <text:p text:style-name="P13"><text:span text:style-name="T5">Assurez vous que vos variables portent des noms explicites et concis</text:span></text:p>
        </text:list-item>
        <text:list-item>
          <text:p text:style-name="P14"><text:span text:style-name="T3">Commenter le code </text:span><text:span text:style-name="T5">là où cela est nécessaire</text:span></text:p>
        </text:list-item>
        <text:list-item>
          <text:p text:style-name="P4">S'assurer que le code est bien indenté</text:p>
        </text:list-item>
      </text:list>
      <text:p text:style-name="P1"/>
      <text:p text:style-name="P1"/>
      <text:p text:style-name="P11"><text:span text:style-name="T4">Chaque partie fera l'objet d'un commit. </text:span><text:span text:style-name="T5">Une fois votre travail accompli vous réalisez un </text:span><text:span text:style-name="T6">push</text:span><text:span text:style-name="T5"> final sur GitHub dans votre repository privé. 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3:49:30.864973730</meta:creation-date>
    <dc:date>2022-03-29T14:12:20.809682866</dc:date>
    <meta:editing-duration>PT11M3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359" meta:character-count="2070" meta:non-whitespace-character-count="1737"/>
  </office:meta>
</office:document-meta>
</file>